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zak cislo</text:p>
          </table:table-cell>
          <table:table-cell office:value-type="string">
            <text:p>zak jmeno</text:p>
          </table:table-cell>
          <table:table-cell office:value-type="string">
            <text:p>skupin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anová Vlast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2];&quot;','&quot;;[.B2];&quot;'); insert into users_groups values(&quot;;[.A2];&quot;,&quot;;[.C2];&quot;);&quot;)" office:value-type="string" office:string-value="insert into users values ('1','Beranová Vlasta'); insert into users_groups values(1,1);">
            <text:p>insert into users values ('1','Beranová Vlasta'); insert into users_groups values(1,1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ěk Petr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3];&quot;','&quot;;[.B3];&quot;'); insert into users_groups values(&quot;;[.A3];&quot;,&quot;;[.C3];&quot;);&quot;)" office:value-type="string" office:string-value="insert into users values ('2','Daněk Petr'); insert into users_groups values(2,1);">
            <text:p>insert into users values ('2','Daněk Petr'); insert into users_groups values(2,1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ejková Alžbět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4];&quot;','&quot;;[.B4];&quot;'); insert into users_groups values(&quot;;[.A4];&quot;,&quot;;[.C4];&quot;);&quot;)" office:value-type="string" office:string-value="insert into users values ('3','Fejková Alžběta'); insert into users_groups values(3,1);">
            <text:p>insert into users values ('3','Fejková Alžběta'); insert into users_groups values(3,1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urová Kateřin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5];&quot;','&quot;;[.B5];&quot;'); insert into users_groups values(&quot;;[.A5];&quot;,&quot;;[.C5];&quot;);&quot;)" office:value-type="string" office:string-value="insert into users values ('4','Hourová Kateřina'); insert into users_groups values(4,1);">
            <text:p>insert into users values ('4','Hourová Kateřina'); insert into users_groups values(4,1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lán Martin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6];&quot;','&quot;;[.B6];&quot;'); insert into users_groups values(&quot;;[.A6];&quot;,&quot;;[.C6];&quot;);&quot;)" office:value-type="string" office:string-value="insert into users values ('5','Klán Martin'); insert into users_groups values(5,1);">
            <text:p>insert into users values ('5','Klán Martin'); insert into users_groups values(5,1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pečná Kateřin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7];&quot;','&quot;;[.B7];&quot;'); insert into users_groups values(&quot;;[.A7];&quot;,&quot;;[.C7];&quot;);&quot;)" office:value-type="string" office:string-value="insert into users values ('6','Kopečná Kateřina'); insert into users_groups values(6,1);">
            <text:p>insert into users values ('6','Kopečná Kateřina'); insert into users_groups values(6,1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unčarová Veronika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8];&quot;','&quot;;[.B8];&quot;'); insert into users_groups values(&quot;;[.A8];&quot;,&quot;;[.C8];&quot;);&quot;)" office:value-type="string" office:string-value="insert into users values ('7','Kunčarová Veronika '); insert into users_groups values(7,1);">
            <text:p>insert into users values ('7','Kunčarová Veronika '); insert into users_groups values(7,1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tějková Petr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9];&quot;','&quot;;[.B9];&quot;'); insert into users_groups values(&quot;;[.A9];&quot;,&quot;;[.C9];&quot;);&quot;)" office:value-type="string" office:string-value="insert into users values ('8','Matějková Petra'); insert into users_groups values(8,1);">
            <text:p>insert into users values ('8','Matějková Petra'); insert into users_groups values(8,1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iškulová Jiřina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0];&quot;','&quot;;[.B10];&quot;'); insert into users_groups values(&quot;;[.A10];&quot;,&quot;;[.C10];&quot;);&quot;)" office:value-type="string" office:string-value="insert into users values ('9','Piškulová Jiřina '); insert into users_groups values(9,1);">
            <text:p>insert into users values ('9','Piškulová Jiřina '); insert into users_groups values(9,1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odzimek Jan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1];&quot;','&quot;;[.B11];&quot;'); insert into users_groups values(&quot;;[.A11];&quot;,&quot;;[.C11];&quot;);&quot;)" office:value-type="string" office:string-value="insert into users values ('10','Podzimek Jan'); insert into users_groups values(10,1);">
            <text:p>insert into users values ('10','Podzimek Jan'); insert into users_groups values(10,1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lcmanová Marie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2];&quot;','&quot;;[.B12];&quot;'); insert into users_groups values(&quot;;[.A12];&quot;,&quot;;[.C12];&quot;);&quot;)" office:value-type="string" office:string-value="insert into users values ('11','Salcmanová Marie '); insert into users_groups values(11,1);">
            <text:p>insert into users values ('11','Salcmanová Marie '); insert into users_groups values(11,1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Šimeček Karel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3];&quot;','&quot;;[.B13];&quot;'); insert into users_groups values(&quot;;[.A13];&quot;,&quot;;[.C13];&quot;);&quot;)" office:value-type="string" office:string-value="insert into users values ('12','Šimeček Karel'); insert into users_groups values(12,1);">
            <text:p>insert into users values ('12','Šimeček Karel'); insert into users_groups values(12,1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Šindelářová Jan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4];&quot;','&quot;;[.B14];&quot;'); insert into users_groups values(&quot;;[.A14];&quot;,&quot;;[.C14];&quot;);&quot;)" office:value-type="string" office:string-value="insert into users values ('13','Šindelářová Jana'); insert into users_groups values(13,1);">
            <text:p>insert into users values ('13','Šindelářová Jana'); insert into users_groups values(13,1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Šmídová Kateřina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5];&quot;','&quot;;[.B15];&quot;'); insert into users_groups values(&quot;;[.A15];&quot;,&quot;;[.C15];&quot;);&quot;)" office:value-type="string" office:string-value="insert into users values ('14','Šmídová Kateřina '); insert into users_groups values(14,1);">
            <text:p>insert into users values ('14','Šmídová Kateřina '); insert into users_groups values(14,1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Šrámková Eva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6];&quot;','&quot;;[.B16];&quot;'); insert into users_groups values(&quot;;[.A16];&quot;,&quot;;[.C16];&quot;);&quot;)" office:value-type="string" office:string-value="insert into users values ('15','Šrámková Eva '); insert into users_groups values(15,1);">
            <text:p>insert into users values ('15','Šrámková Eva '); insert into users_groups values(15,1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eselá Andrea 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7];&quot;','&quot;;[.B17];&quot;'); insert into users_groups values(&quot;;[.A17];&quot;,&quot;;[.C17];&quot;);&quot;)" office:value-type="string" office:string-value="insert into users values ('16','Veselá Andrea '); insert into users_groups values(16,1);">
            <text:p>insert into users values ('16','Veselá Andrea '); insert into users_groups values(16,1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rnitzerová Jitk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8];&quot;','&quot;;[.B18];&quot;'); insert into users_groups values(&quot;;[.A18];&quot;,&quot;;[.C18];&quot;);&quot;)" office:value-type="string" office:string-value="insert into users values ('17','Wirnitzerová Jitka'); insert into users_groups values(17,1);">
            <text:p>insert into users values ('17','Wirnitzerová Jitka'); insert into users_groups values(17,1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Zoubková Klára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users values ('&quot;;[.A19];&quot;','&quot;;[.B19];&quot;'); insert into users_groups values(&quot;;[.A19];&quot;,&quot;;[.C19];&quot;);&quot;)" office:value-type="string" office:string-value="insert into users values ('18','Zoubková Klára'); insert into users_groups values(18,1);">
            <text:p>insert into users values ('18','Zoubková Klára'); insert into users_groups values(18,1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nešová Domini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0];&quot;','&quot;;[.B20];&quot;'); insert into users_groups values(&quot;;[.A20];&quot;,&quot;;[.C20];&quot;);&quot;)" office:value-type="string" office:string-value="insert into users values ('19','Benešová Dominika '); insert into users_groups values(19,3);">
            <text:p>insert into users values ('19','Benešová Dominika '); insert into users_groups values(19,3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ran Vladimír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1];&quot;','&quot;;[.B21];&quot;'); insert into users_groups values(&quot;;[.A21];&quot;,&quot;;[.C21];&quot;);&quot;)" office:value-type="string" office:string-value="insert into users values ('20','Beran Vladimír '); insert into users_groups values(20,3);">
            <text:p>insert into users values ('20','Beran Vladimír '); insert into users_groups values(20,3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rnatová Len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2];&quot;','&quot;;[.B22];&quot;'); insert into users_groups values(&quot;;[.A22];&quot;,&quot;;[.C22];&quot;);&quot;)" office:value-type="string" office:string-value="insert into users values ('21','Bernatová Lenka '); insert into users_groups values(21,3);">
            <text:p>insert into users values ('21','Bernatová Lenka '); insert into users_groups values(21,3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upalová Lucie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3];&quot;','&quot;;[.B23];&quot;'); insert into users_groups values(&quot;;[.A23];&quot;,&quot;;[.C23];&quot;);&quot;)" office:value-type="string" office:string-value="insert into users values ('22','Cupalová Lucie '); insert into users_groups values(22,3);">
            <text:p>insert into users values ('22','Cupalová Lucie '); insert into users_groups values(22,3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pitová Anet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4];&quot;','&quot;;[.B24];&quot;'); insert into users_groups values(&quot;;[.A24];&quot;,&quot;;[.C24];&quot;);&quot;)" office:value-type="string" office:string-value="insert into users values ('23','Dopitová Aneta '); insert into users_groups values(23,3);">
            <text:p>insert into users values ('23','Dopitová Aneta '); insert into users_groups values(23,3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rápalík Michal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5];&quot;','&quot;;[.B25];&quot;'); insert into users_groups values(&quot;;[.A25];&quot;,&quot;;[.C25];&quot;);&quot;)" office:value-type="string" office:string-value="insert into users values ('24','Drápalík Michal '); insert into users_groups values(24,3);">
            <text:p>insert into users values ('24','Drápalík Michal '); insert into users_groups values(24,3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oralová Michael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6];&quot;','&quot;;[.B26];&quot;'); insert into users_groups values(&quot;;[.A26];&quot;,&quot;;[.C26];&quot;);&quot;)" office:value-type="string" office:string-value="insert into users values ('25','Foralová Michaela '); insert into users_groups values(25,3);">
            <text:p>insert into users values ('25','Foralová Michaela '); insert into users_groups values(25,3)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ottwaldová Kristýna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7];&quot;','&quot;;[.B27];&quot;'); insert into users_groups values(&quot;;[.A27];&quot;,&quot;;[.C27];&quot;);&quot;)" office:value-type="string" office:string-value="insert into users values ('26','Gottwaldová Kristýna'); insert into users_groups values(26,3);">
            <text:p>insert into users values ('26','Gottwaldová Kristýna'); insert into users_groups values(26,3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erdová Klár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8];&quot;','&quot;;[.B28];&quot;'); insert into users_groups values(&quot;;[.A28];&quot;,&quot;;[.C28];&quot;);&quot;)" office:value-type="string" office:string-value="insert into users values ('27','Herdová Klára '); insert into users_groups values(27,3);">
            <text:p>insert into users values ('27','Herdová Klára '); insert into users_groups values(27,3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laváčková Vendul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29];&quot;','&quot;;[.B29];&quot;'); insert into users_groups values(&quot;;[.A29];&quot;,&quot;;[.C29];&quot;);&quot;)" office:value-type="string" office:string-value="insert into users values ('28','Hlaváčková Vendula '); insert into users_groups values(28,3);">
            <text:p>insert into users values ('28','Hlaváčková Vendula '); insert into users_groups values(28,3)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rubcová Zuza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0];&quot;','&quot;;[.B30];&quot;'); insert into users_groups values(&quot;;[.A30];&quot;,&quot;;[.C30];&quot;);&quot;)" office:value-type="string" office:string-value="insert into users values ('29','Hrubcová Zuzana '); insert into users_groups values(29,3);">
            <text:p>insert into users values ('29','Hrubcová Zuzana '); insert into users_groups values(29,3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melíková Martina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1];&quot;','&quot;;[.B31];&quot;'); insert into users_groups values(&quot;;[.A31];&quot;,&quot;;[.C31];&quot;);&quot;)" office:value-type="string" office:string-value="insert into users values ('30','Chmelíková Martina'); insert into users_groups values(30,3);">
            <text:p>insert into users values ('30','Chmelíková Martina'); insert into users_groups values(30,3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íková Petr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2];&quot;','&quot;;[.B32];&quot;'); insert into users_groups values(&quot;;[.A32];&quot;,&quot;;[.C32];&quot;);&quot;)" office:value-type="string" office:string-value="insert into users values ('31','Janíková Petra '); insert into users_groups values(31,3);">
            <text:p>insert into users values ('31','Janíková Petra '); insert into users_groups values(31,3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adlecová Zuza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3];&quot;','&quot;;[.B33];&quot;'); insert into users_groups values(&quot;;[.A33];&quot;,&quot;;[.C33];&quot;);&quot;)" office:value-type="string" office:string-value="insert into users values ('32','Kadlecová Zuzana '); insert into users_groups values(32,3);">
            <text:p>insert into users values ('32','Kadlecová Zuzana '); insert into users_groups values(32,3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lášterková Denis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4];&quot;','&quot;;[.B34];&quot;'); insert into users_groups values(&quot;;[.A34];&quot;,&quot;;[.C34];&quot;);&quot;)" office:value-type="string" office:string-value="insert into users values ('33','Klášterková Denisa '); insert into users_groups values(33,3);">
            <text:p>insert into users values ('33','Klášterková Denisa '); insert into users_groups values(33,3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aubová Kristý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5];&quot;','&quot;;[.B35];&quot;'); insert into users_groups values(&quot;;[.A35];&quot;,&quot;;[.C35];&quot;);&quot;)" office:value-type="string" office:string-value="insert into users values ('34','Laubová Kristýna '); insert into users_groups values(34,3);">
            <text:p>insert into users values ('34','Laubová Kristýna '); insert into users_groups values(34,3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casová Ha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6];&quot;','&quot;;[.B36];&quot;'); insert into users_groups values(&quot;;[.A36];&quot;,&quot;;[.C36];&quot;);&quot;)" office:value-type="string" office:string-value="insert into users values ('35','Macasová Hana '); insert into users_groups values(35,3);">
            <text:p>insert into users values ('35','Macasová Hana '); insert into users_groups values(35,3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ejdřická Len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7];&quot;','&quot;;[.B37];&quot;'); insert into users_groups values(&quot;;[.A37];&quot;,&quot;;[.C37];&quot;);&quot;)" office:value-type="string" office:string-value="insert into users values ('36','Mejdřická Lenka '); insert into users_groups values(36,3);">
            <text:p>insert into users values ('36','Mejdřická Lenka '); insert into users_groups values(36,3)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ndráčková Kamil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8];&quot;','&quot;;[.B38];&quot;'); insert into users_groups values(&quot;;[.A38];&quot;,&quot;;[.C38];&quot;);&quot;)" office:value-type="string" office:string-value="insert into users values ('37','Ondráčková Kamila '); insert into users_groups values(37,3);">
            <text:p>insert into users values ('37','Ondráčková Kamila '); insert into users_groups values(37,3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ánková Soň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39];&quot;','&quot;;[.B39];&quot;'); insert into users_groups values(&quot;;[.A39];&quot;,&quot;;[.C39];&quot;);&quot;)" office:value-type="string" office:string-value="insert into users values ('38','Pánková Soňa '); insert into users_groups values(38,3);">
            <text:p>insert into users values ('38','Pánková Soňa '); insert into users_groups values(38,3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oulová Anež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0];&quot;','&quot;;[.B40];&quot;'); insert into users_groups values(&quot;;[.A40];&quot;,&quot;;[.C40];&quot;);&quot;)" office:value-type="string" office:string-value="insert into users values ('39','Poulová Anežka '); insert into users_groups values(39,3);">
            <text:p>insert into users values ('39','Poulová Anežka '); insert into users_groups values(39,3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ybáčková Petr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1];&quot;','&quot;;[.B41];&quot;'); insert into users_groups values(&quot;;[.A41];&quot;,&quot;;[.C41];&quot;);&quot;)" office:value-type="string" office:string-value="insert into users values ('40','Rybáčková Petra '); insert into users_groups values(40,3);">
            <text:p>insert into users values ('40','Rybáčková Petra '); insert into users_groups values(40,3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igmundová Ale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2];&quot;','&quot;;[.B42];&quot;'); insert into users_groups values(&quot;;[.A42];&quot;,&quot;;[.C42];&quot;);&quot;)" office:value-type="string" office:string-value="insert into users values ('41','Sigmundová Alena '); insert into users_groups values(41,3);">
            <text:p>insert into users values ('41','Sigmundová Alena '); insert into users_groups values(41,3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lavíková Lucie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3];&quot;','&quot;;[.B43];&quot;'); insert into users_groups values(&quot;;[.A43];&quot;,&quot;;[.C43];&quot;);&quot;)" office:value-type="string" office:string-value="insert into users values ('42','Slavíková Lucie '); insert into users_groups values(42,3);">
            <text:p>insert into users values ('42','Slavíková Lucie '); insert into users_groups values(42,3)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vobodová Len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4];&quot;','&quot;;[.B44];&quot;'); insert into users_groups values(&quot;;[.A44];&quot;,&quot;;[.C44];&quot;);&quot;)" office:value-type="string" office:string-value="insert into users values ('43','Svobodová Lenka '); insert into users_groups values(43,3);">
            <text:p>insert into users values ('43','Svobodová Lenka '); insert into users_groups values(43,3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Šafránková Markét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5];&quot;','&quot;;[.B45];&quot;'); insert into users_groups values(&quot;;[.A45];&quot;,&quot;;[.C45];&quot;);&quot;)" office:value-type="string" office:string-value="insert into users values ('44','Šafránková Markéta '); insert into users_groups values(44,3);">
            <text:p>insert into users values ('44','Šafránková Markéta '); insert into users_groups values(44,3)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etourová Petr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6];&quot;','&quot;;[.B46];&quot;'); insert into users_groups values(&quot;;[.A46];&quot;,&quot;;[.C46];&quot;);&quot;)" office:value-type="string" office:string-value="insert into users values ('45','Tetourová Petra '); insert into users_groups values(45,3);">
            <text:p>insert into users values ('45','Tetourová Petra '); insert into users_groups values(45,3)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rojanová Šárk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7];&quot;','&quot;;[.B47];&quot;'); insert into users_groups values(&quot;;[.A47];&quot;,&quot;;[.C47];&quot;);&quot;)" office:value-type="string" office:string-value="insert into users values ('46','Trojanová Šárka '); insert into users_groups values(46,3);">
            <text:p>insert into users values ('46','Trojanová Šárka '); insert into users_groups values(46,3)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ejnarová Pavlí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8];&quot;','&quot;;[.B48];&quot;'); insert into users_groups values(&quot;;[.A48];&quot;,&quot;;[.C48];&quot;);&quot;)" office:value-type="string" office:string-value="insert into users values ('47','Vejnarová Pavlína '); insert into users_groups values(47,3);">
            <text:p>insert into users values ('47','Vejnarová Pavlína '); insert into users_groups values(47,3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ladyková Kateřina 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49];&quot;','&quot;;[.B49];&quot;'); insert into users_groups values(&quot;;[.A49];&quot;,&quot;;[.C49];&quot;);&quot;)" office:value-type="string" office:string-value="insert into users values ('48','Vladyková Kateřina '); insert into users_groups values(48,3);">
            <text:p>insert into users values ('48','Vladyková Kateřina '); insert into users_groups values(48,3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etková Klára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users values ('&quot;;[.A50];&quot;','&quot;;[.B50];&quot;'); insert into users_groups values(&quot;;[.A50];&quot;,&quot;;[.C50];&quot;);&quot;)" office:value-type="string" office:string-value="insert into users values ('49','Zetková Klára'); insert into users_groups values(49,3);">
            <text:p>insert into users values ('49','Zetková Klára'); insert into users_groups values(49,3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Čapková Šárka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1];&quot;','&quot;;[.B51];&quot;'); insert into users_groups values(&quot;;[.A51];&quot;,&quot;;[.C51];&quot;);&quot;)" office:value-type="string" office:string-value="insert into users values ('50','Čapková Šárka'); insert into users_groups values(50,2);">
            <text:p>insert into users values ('50','Čapková Šárka'); insert into users_groups values(50,2)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Černá Michaela 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2];&quot;','&quot;;[.B52];&quot;'); insert into users_groups values(&quot;;[.A52];&quot;,&quot;;[.C52];&quot;);&quot;)" office:value-type="string" office:string-value="insert into users values ('51','Černá Michaela '); insert into users_groups values(51,2);">
            <text:p>insert into users values ('51','Černá Michaela '); insert into users_groups values(51,2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Grófová Martina 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3];&quot;','&quot;;[.B53];&quot;'); insert into users_groups values(&quot;;[.A53];&quot;,&quot;;[.C53];&quot;);&quot;)" office:value-type="string" office:string-value="insert into users values ('52','Grófová Martina '); insert into users_groups values(52,2);">
            <text:p>insert into users values ('52','Grófová Martina '); insert into users_groups values(52,2)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arazimová Kateřina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4];&quot;','&quot;;[.B54];&quot;'); insert into users_groups values(&quot;;[.A54];&quot;,&quot;;[.C54];&quot;);&quot;)" office:value-type="string" office:string-value="insert into users values ('53','Harazimová Kateřina'); insert into users_groups values(53,2);">
            <text:p>insert into users values ('53','Harazimová Kateřina'); insert into users_groups values(53,2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Kábrtová Jana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5];&quot;','&quot;;[.B55];&quot;'); insert into users_groups values(&quot;;[.A55];&quot;,&quot;;[.C55];&quot;);&quot;)" office:value-type="string" office:string-value="insert into users values ('54','Kábrtová Jana'); insert into users_groups values(54,2);">
            <text:p>insert into users values ('54','Kábrtová Jana'); insert into users_groups values(54,2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Škubníková Hana 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6];&quot;','&quot;;[.B56];&quot;'); insert into users_groups values(&quot;;[.A56];&quot;,&quot;;[.C56];&quot;);&quot;)" office:value-type="string" office:string-value="insert into users values ('55','Škubníková Hana '); insert into users_groups values(55,2);">
            <text:p>insert into users values ('55','Škubníková Hana '); insert into users_groups values(55,2)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Švidroňová Žaneta 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7];&quot;','&quot;;[.B57];&quot;'); insert into users_groups values(&quot;;[.A57];&quot;,&quot;;[.C57];&quot;);&quot;)" office:value-type="string" office:string-value="insert into users values ('56','Švidroňová Žaneta '); insert into users_groups values(56,2);">
            <text:p>insert into users values ('56','Švidroňová Žaneta '); insert into users_groups values(56,2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ološínová Zdeňka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users values ('&quot;;[.A58];&quot;','&quot;;[.B58];&quot;'); insert into users_groups values(&quot;;[.A58];&quot;,&quot;;[.C58];&quot;);&quot;)" office:value-type="string" office:string-value="insert into users values ('57','Vološínová Zdeňka'); insert into users_groups values(57,2);">
            <text:p>insert into users values ('57','Vološínová Zdeňka'); insert into users_groups values(57,2);</text:p>
          </table:table-cell>
        </table:table-row>
        <table:table-row table:style-name="ro2" table:number-rows-repeated="104851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Vonka</meta:initial-creator>
    <meta:creation-date>2012-11-08T20:35:59</meta:creation-date>
    <dc:date>2012-11-08T23:25:15</dc:date>
    <dc:creator>David Vonka</dc:creator>
    <meta:editing-duration>PT2H34M6S</meta:editing-duration>
    <meta:editing-cycles>1</meta:editing-cycles>
    <meta:document-statistic meta:table-count="3" meta:cell-count="231" meta:object-count="0"/>
    <meta:generator>LibreOffice/3.5$Linux_X86_64 LibreOffice_project/350m1$Build-2</meta:generator>
  </office:meta>
</office:document-meta>
</file>